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0.417cm" fo:min-width="17.544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4.886cm"/>
    </style:style>
    <style:style style:name="gr4" style:family="graphic" style:parent-style-name="objectwithoutfill">
      <style:graphic-properties svg:stroke-width="0.3cm" svg:stroke-color="#000000" draw:marker-start-width="0.65cm" draw:marker-end="Arrow" draw:marker-end-width="0.95cm" draw:fill="solid" draw:textarea-vertical-align="middle" fo:padding-top="0.275cm" fo:padding-bottom="0.275cm" fo:padding-left="0.4cm" fo:padding-right="0.4cm"/>
    </style:style>
    <style:style style:name="gr5" style:family="graphic" style:parent-style-name="objectwithoutfill">
      <style:graphic-properties svg:stroke-width="0.3cm" svg:stroke-color="#3465a4" draw:marker-start-width="0.65cm" draw:marker-end="Arrow" draw:marker-end-width="0.75cm" draw:fill="solid" draw:textarea-vertical-align="middle" fo:padding-top="0.275cm" fo:padding-bottom="0.275cm" fo:padding-left="0.4cm" fo:padding-right="0.4cm"/>
    </style:style>
    <style:style style:name="gr6" style:family="graphic" style:parent-style-name="standard">
      <style:graphic-properties draw:textarea-horizontal-align="justify" draw:textarea-vertical-align="middle" draw:auto-grow-height="false" fo:min-height="9.141cm" fo:min-width="14.867cm"/>
    </style:style>
    <style:style style:name="gr7" style:family="graphic" style:parent-style-name="standard">
      <style:graphic-properties draw:fill="solid" draw:fill-color="#111111" draw:textarea-horizontal-align="justify" draw:textarea-vertical-align="middle" draw:auto-grow-height="false" fo:min-height="1.826cm" fo:min-width="6.527cm"/>
    </style:style>
    <style:style style:name="gr8" style:family="graphic" style:parent-style-name="standard">
      <style:graphic-properties draw:textarea-horizontal-align="justify" draw:textarea-vertical-align="middle" draw:auto-grow-height="false" fo:min-height="11.085cm" fo:min-width="20.577cm"/>
    </style:style>
    <style:style style:name="gr9" style:family="graphic" style:parent-style-name="standard">
      <style:graphic-properties draw:fill="solid" draw:fill-color="#111111" draw:textarea-horizontal-align="justify" draw:textarea-vertical-align="middle" draw:auto-grow-height="false" fo:min-height="1.695cm" fo:min-width="6.082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4.561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28pt"/>
    </style:style>
    <style:style style:name="P4" style:family="paragraph">
      <style:paragraph-properties fo:text-align="center"/>
      <style:text-properties fo:font-size="28pt"/>
    </style:style>
    <style:style style:name="P5" style:family="paragraph">
      <loext:graphic-properties draw:fill="solid" draw:fill-color="#111111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#ff3838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f3838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2.475cm" svg:y1="6.388cm" svg:x2="12.475cm" svg:y2="6.388cm" svg:d="M12475 6388z" svg:viewBox="0 0 1 1">
          <text:p/>
        </draw:connector>
        <draw:custom-shape draw:style-name="gr2" draw:text-style-name="P2" draw:layer="layout" svg:width="18.043cm" svg:height="10.667cm" draw:transform="skewX (-0.000174532925199433) rotate (-0.00820304748437397) translate (36.119cm 16.804cm)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" draw:text-style-name="P3" draw:layer="layout" svg:width="9.261cm" svg:height="5.136cm" svg:x="46.466cm" svg:y="19.486cm">
          <draw:text-box>
            <text:p><text:span text:style-name="T1">Library </text:span><text:span text:style-name="T2">Module</text:span></text:p>
          </draw:text-box>
        </draw:frame>
        <draw:connector draw:style-name="gr1" draw:text-style-name="P1" draw:layer="layout" draw:type="line" svg:x1="46.174cm" svg:y1="17.383cm" svg:x2="46.174cm" svg:y2="17.383cm" svg:d="M46174 17383z" svg:viewBox="0 0 1 1">
          <text:p/>
        </draw:connector>
        <draw:line draw:style-name="gr1" draw:text-style-name="P1" draw:layer="layout" svg:x1="46.339cm" svg:y1="21.574cm" svg:x2="43.926cm" svg:y2="18.907cm">
          <text:p/>
        </draw:line>
        <draw:line draw:style-name="gr1" draw:text-style-name="P1" draw:layer="layout" svg:x1="46.339cm" svg:y1="22.336cm" svg:x2="44.053cm" svg:y2="25.638cm">
          <text:p/>
        </draw:line>
        <draw:line draw:style-name="gr1" draw:text-style-name="P1" draw:layer="layout" svg:x1="46.339cm" svg:y1="21.955cm" svg:x2="43.926cm" svg:y2="20.812cm">
          <text:p/>
        </draw:line>
        <draw:line draw:style-name="gr1" draw:text-style-name="P1" draw:layer="layout" svg:x1="46.339cm" svg:y1="22.082cm" svg:x2="43.926cm" svg:y2="23.352cm">
          <text:p/>
        </draw:line>
        <draw:line draw:style-name="gr4" draw:text-style-name="P1" draw:layer="layout" svg:x1="54.213cm" svg:y1="22.336cm" svg:x2="63.103cm" svg:y2="22.336cm">
          <text:p/>
        </draw:line>
        <draw:g>
          <draw:g>
            <draw:line draw:style-name="gr5" draw:text-style-name="P1" draw:layer="layout" svg:x1="35.671cm" svg:y1="21.739cm" svg:x2="23.187cm" svg:y2="10.652cm">
              <text:p/>
            </draw:line>
            <draw:line draw:style-name="gr5" draw:text-style-name="P1" draw:layer="layout" svg:x1="35.671cm" svg:y1="22.006cm" svg:x2="22.971cm" svg:y2="22.54cm">
              <text:p/>
            </draw:line>
            <draw:line draw:style-name="gr5" draw:text-style-name="P1" draw:layer="layout" svg:x1="35.671cm" svg:y1="22.273cm" svg:x2="23.401cm" svg:y2="36.433cm">
              <text:p/>
            </draw:line>
          </draw:g>
        </draw:g>
        <draw:custom-shape draw:style-name="gr6" draw:text-style-name="P4" draw:layer="layout" svg:width="15.367cm" svg:height="9.391cm" draw:transform="skewX (0.0010471975511966) rotate (0.0010471975511966) translate (63.23cm 17.771cm)">
          <text:p text:style-name="P2"><text:span text:style-name="T2">Your Project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7" draw:text-style-name="P5" draw:layer="layout" svg:width="7.027cm" svg:height="2.076cm" svg:x="36.702cm" svg:y="17.51cm">
            <text:p text:style-name="P2">Sources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7" draw:text-style-name="P5" draw:layer="layout" svg:width="7.027cm" svg:height="2.076cm" svg:x="36.687cm" svg:y="19.879cm">
            <text:p text:style-name="P2">Sources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7" draw:text-style-name="P5" draw:layer="layout" svg:width="7.027cm" svg:height="2.076cm" svg:x="36.703cm" svg:y="22.152cm">
            <text:p text:style-name="P2">Sources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7" draw:text-style-name="P5" draw:layer="layout" svg:width="7.027cm" svg:height="2.076cm" svg:x="36.687cm" svg:y="24.451cm">
            <text:p text:style-name="P2">Sources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g>
          <draw:g>
            <draw:custom-shape draw:style-name="gr8" draw:text-style-name="P2" draw:layer="layout" svg:width="21.077cm" svg:height="11.335cm" draw:transform="skewX (-0.00523598775598299) rotate (-0.0052359877559838) translate (1.64cm 4.302cm)">
              <text:p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9" draw:text-style-name="P5" draw:layer="layout" svg:width="6.582cm" svg:height="1.945cm" svg:x="3.376cm" svg:y="5.753cm">
              <text:p text:style-name="P2"><text:span text:style-name="T3">JavaScript File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9" draw:text-style-name="P5" draw:layer="layout" svg:width="6.582cm" svg:height="1.945cm" svg:x="3.376cm" svg:y="8.053cm">
              <text:p text:style-name="P2"><text:span text:style-name="T3">JavaScript File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9" draw:text-style-name="P5" draw:layer="layout" svg:width="6.582cm" svg:height="1.945cm" svg:x="3.376cm" svg:y="10.253cm">
              <text:p text:style-name="P2"><text:span text:style-name="T3">JavaScript File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9" draw:text-style-name="P5" draw:layer="layout" svg:width="6.582cm" svg:height="1.945cm" svg:x="3.376cm" svg:y="12.553cm">
              <text:p text:style-name="P2"><text:span text:style-name="T3">JavaScript File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draw:g>
          <draw:g>
            <draw:frame draw:style-name="gr10" draw:text-style-name="P3" draw:layer="layout" svg:width="11.596cm" svg:height="4.811cm" svg:x="12.899cm" svg:y="7.179cm">
              <draw:text-box>
                <text:p><text:span text:style-name="T1">Folder has Sources </text:span></text:p>
              </draw:text-box>
            </draw:frame>
            <draw:line draw:style-name="gr1" draw:text-style-name="P1" draw:layer="layout" svg:x1="12.557cm" svg:y1="9.128cm" svg:x2="10.144cm" svg:y2="6.461cm">
              <text:p/>
            </draw:line>
            <draw:line draw:style-name="gr1" draw:text-style-name="P1" draw:layer="layout" svg:x1="12.557cm" svg:y1="9.89cm" svg:x2="10.271cm" svg:y2="13.192cm">
              <text:p/>
            </draw:line>
            <draw:line draw:style-name="gr1" draw:text-style-name="P1" draw:layer="layout" svg:x1="12.557cm" svg:y1="9.509cm" svg:x2="10.144cm" svg:y2="8.366cm">
              <text:p/>
            </draw:line>
            <draw:line draw:style-name="gr1" draw:text-style-name="P1" draw:layer="layout" svg:x1="12.557cm" svg:y1="9.636cm" svg:x2="10.144cm" svg:y2="10.906cm">
              <text:p/>
            </draw:line>
          </draw:g>
        </draw:g>
        <draw:g>
          <draw:g>
            <draw:custom-shape draw:style-name="gr8" draw:text-style-name="P2" draw:layer="layout" svg:width="21.077cm" svg:height="11.335cm" draw:transform="skewX (-0.00523598775598299) rotate (-0.0052359877559838) translate (1.513cm 16.351cm)">
              <text:p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9" draw:text-style-name="P5" draw:layer="layout" svg:width="6.582cm" svg:height="1.945cm" svg:x="3.249cm" svg:y="17.802cm">
              <text:p text:style-name="P2"><text:span text:style-name="T3">JavaScript File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9" draw:text-style-name="P5" draw:layer="layout" svg:width="6.582cm" svg:height="1.945cm" svg:x="3.249cm" svg:y="20.102cm">
              <text:p text:style-name="P2"><text:span text:style-name="T3">JavaScript File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9" draw:text-style-name="P5" draw:layer="layout" svg:width="6.582cm" svg:height="1.945cm" svg:x="3.249cm" svg:y="22.302cm">
              <text:p text:style-name="P2"><text:span text:style-name="T3">JavaScript File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9" draw:text-style-name="P5" draw:layer="layout" svg:width="6.582cm" svg:height="1.945cm" svg:x="3.249cm" svg:y="24.602cm">
              <text:p text:style-name="P2"><text:span text:style-name="T3">JavaScript File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draw:g>
          <draw:g>
            <draw:frame draw:style-name="gr10" draw:text-style-name="P3" draw:layer="layout" svg:width="11.596cm" svg:height="4.811cm" svg:x="12.772cm" svg:y="19.228cm">
              <draw:text-box>
                <text:p><text:span text:style-name="T1">Folder has Sources </text:span></text:p>
              </draw:text-box>
            </draw:frame>
            <draw:line draw:style-name="gr1" draw:text-style-name="P1" draw:layer="layout" svg:x1="12.43cm" svg:y1="21.177cm" svg:x2="10.017cm" svg:y2="18.51cm">
              <text:p/>
            </draw:line>
            <draw:line draw:style-name="gr1" draw:text-style-name="P1" draw:layer="layout" svg:x1="12.43cm" svg:y1="21.939cm" svg:x2="10.144cm" svg:y2="25.241cm">
              <text:p/>
            </draw:line>
            <draw:line draw:style-name="gr1" draw:text-style-name="P1" draw:layer="layout" svg:x1="12.43cm" svg:y1="21.558cm" svg:x2="10.017cm" svg:y2="20.415cm">
              <text:p/>
            </draw:line>
            <draw:line draw:style-name="gr1" draw:text-style-name="P1" draw:layer="layout" svg:x1="12.43cm" svg:y1="21.685cm" svg:x2="10.017cm" svg:y2="22.955cm">
              <text:p/>
            </draw:line>
          </draw:g>
        </draw:g>
        <draw:g>
          <draw:g>
            <draw:custom-shape draw:style-name="gr8" draw:text-style-name="P2" draw:layer="layout" svg:width="21.077cm" svg:height="11.335cm" draw:transform="skewX (-0.00523598775598299) rotate (-0.0052359877559838) translate (1.508cm 28.432cm)">
              <text:p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9" draw:text-style-name="P5" draw:layer="layout" svg:width="6.582cm" svg:height="1.945cm" svg:x="3.244cm" svg:y="29.883cm">
              <text:p text:style-name="P2"><text:span text:style-name="T3">JavaScript File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9" draw:text-style-name="P5" draw:layer="layout" svg:width="6.582cm" svg:height="1.945cm" svg:x="3.244cm" svg:y="32.183cm">
              <text:p text:style-name="P2"><text:span text:style-name="T3">JavaScript File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9" draw:text-style-name="P5" draw:layer="layout" svg:width="6.582cm" svg:height="1.945cm" svg:x="3.244cm" svg:y="34.383cm">
              <text:p text:style-name="P2"><text:span text:style-name="T3">JavaScript File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9" draw:text-style-name="P5" draw:layer="layout" svg:width="6.582cm" svg:height="1.945cm" svg:x="3.244cm" svg:y="36.683cm">
              <text:p text:style-name="P2"><text:span text:style-name="T3">JavaScript File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draw:g>
          <draw:g>
            <draw:frame draw:style-name="gr10" draw:text-style-name="P3" draw:layer="layout" svg:width="11.596cm" svg:height="4.811cm" svg:x="12.767cm" svg:y="31.309cm">
              <draw:text-box>
                <text:p><text:span text:style-name="T1">Folder has Sources </text:span></text:p>
              </draw:text-box>
            </draw:frame>
            <draw:line draw:style-name="gr1" draw:text-style-name="P1" draw:layer="layout" svg:x1="12.425cm" svg:y1="33.258cm" svg:x2="10.012cm" svg:y2="30.591cm">
              <text:p/>
            </draw:line>
            <draw:line draw:style-name="gr1" draw:text-style-name="P1" draw:layer="layout" svg:x1="12.425cm" svg:y1="34.02cm" svg:x2="10.139cm" svg:y2="37.322cm">
              <text:p/>
            </draw:line>
            <draw:line draw:style-name="gr1" draw:text-style-name="P1" draw:layer="layout" svg:x1="12.425cm" svg:y1="33.639cm" svg:x2="10.012cm" svg:y2="32.496cm">
              <text:p/>
            </draw:line>
            <draw:line draw:style-name="gr1" draw:text-style-name="P1" draw:layer="layout" svg:x1="12.425cm" svg:y1="33.766cm" svg:x2="10.012cm" svg:y2="35.036cm">
              <text:p/>
            </draw:line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5.59cm" fo:page-height="4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29T12:53:43.464000000</meta:creation-date>
    <meta:generator>LibreOffice/6.3.3.2$Windows_x86 LibreOffice_project/a64200df03143b798afd1ec74a12ab50359878ed</meta:generator>
    <dc:date>2020-03-31T00:38:48.508000000</dc:date>
    <meta:editing-duration>PT1H28M38S</meta:editing-duration>
    <meta:editing-cycles>15</meta:editing-cycles>
    <meta:document-statistic meta:object-count="59"/>
  </office:meta>
</office:document-meta>
</file>